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6.001cm" style:rel-column-width="21845*"/>
    </style:style>
    <style:style style:name="Tableau2.B" style:family="table-column">
      <style:table-column-properties style:column-width="12.002cm" style:rel-column-width="43690*"/>
    </style:style>
    <style:style style:name="Tableau2.1" style:family="table-row">
      <style:table-row-properties style:min-row-height="2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Comic Sans MS" fo:font-weight="bold" officeooo:rsid="000f2454" officeooo:paragraph-rsid="000f2454" style:font-weight-asian="bold" style:font-weight-complex="bold"/>
    </style:style>
    <style:style style:name="P2" style:family="paragraph" style:parent-style-name="Footer">
      <style:paragraph-properties fo:text-align="end" style:justify-single-word="false"/>
      <style:text-properties style:font-name="Comic Sans MS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mic Sans MS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Comic Sans MS" fo:font-size="10pt" fo:font-weight="normal" officeooo:rsid="004baf61" officeooo:paragraph-rsid="0008c05e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Comic Sans MS" fo:font-size="10pt" fo:font-weight="normal" officeooo:rsid="00629f65" officeooo:paragraph-rsid="00629f65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Comic Sans MS" fo:font-size="10pt" fo:font-weight="normal" officeooo:rsid="00639e20" officeooo:paragraph-rsid="00639e20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Comic Sans MS" fo:font-size="10pt" fo:font-weight="bold" officeooo:rsid="00629f65" officeooo:paragraph-rsid="00629f65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Comic Sans MS" fo:font-size="10pt" style:font-size-asian="10pt" style:font-size-complex="10pt"/>
    </style:style>
    <style:style style:name="P9" style:family="paragraph" style:parent-style-name="Standard">
      <style:text-properties style:font-name="Comic Sans MS" fo:font-size="10pt" fo:font-weight="normal" officeooo:rsid="00629f65" officeooo:paragraph-rsid="00663fd3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Comic Sans MS" fo:font-size="10pt" fo:font-weight="normal" officeooo:rsid="0067c065" officeooo:paragraph-rsid="0067c065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Comic Sans MS" fo:font-size="10pt" fo:font-weight="bold" officeooo:rsid="00639e20" officeooo:paragraph-rsid="00639e20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Comic Sans MS" fo:font-size="10pt" fo:font-weight="bold" officeooo:rsid="00639e20" officeooo:paragraph-rsid="0067c065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Comic Sans MS" fo:font-size="10pt" fo:font-weight="bold" officeooo:rsid="0067c065" officeooo:paragraph-rsid="0067c065" style:font-size-asian="10pt" style:font-weight-asian="bold" style:font-size-complex="10pt" style:font-weight-complex="bold"/>
    </style:style>
    <style:style style:name="T1" style:family="text">
      <style:text-properties officeooo:rsid="0043fc4c"/>
    </style:style>
    <style:style style:name="T2" style:family="text">
      <style:text-properties officeooo:rsid="00663fd3"/>
    </style:style>
    <style:style style:name="T3" style:family="text">
      <style:text-properties officeooo:rsid="0067c06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ctivité : <text:span text:style-name="T2">Listes et tableaux</text:span></text:p>
      <text:p text:style-name="P4"/>
      <text:p text:style-name="P9">Nous allons explorer une mise en page <text:span text:style-name="T2">d’une liste ou </text:span>d’<text:span text:style-name="T2">un tableau.</text:span></text:p>
      <text:p text:style-name="P5"/>
      <text:p text:style-name="P7">Partie A : Exploration de<text:span text:style-name="T3">s listes</text:span>.</text:p>
      <text:p text:style-name="P5"/>
      <text:p text:style-name="P5">1) Télécharger la fichier HTML <text:span text:style-name="T2">Tableau_animaux</text:span>.html <text:span text:style-name="T2">et Style_animaux </text:span>dans le dossier <text:span text:style-name="T2">liste et tableaux</text:span>.</text:p>
      <text:p text:style-name="P5"/>
      <text:p text:style-name="P5">2) Ouvrir ce fichier dans un éditeur de texte. A quoi correspond la balise &lt;<text:span text:style-name="T2">ul</text:span>&gt; … &lt;/<text:span text:style-name="T2">ul</text:span>&gt; <text:span text:style-name="T2">et &lt;li&gt;.</text:span></text:p>
      <text:p text:style-name="P5"/>
      <text:p text:style-name="P5">3) <text:span text:style-name="T3">Comment augmenter le nombre d’item dans la liste. Chercher sur internet comment modifier la puce de la liste. Comment l’inclure dans le CSS ?</text:span></text:p>
      <text:p text:style-name="P5"/>
      <text:p text:style-name="P11">Partie B : Exploration du <text:span text:style-name="T3">tableau</text:span></text:p>
      <text:p text:style-name="P11"/>
      <text:p text:style-name="P10">Un tableau est contenu dans une balise &lt;table&gt; … &lt;/table&gt;</text:p>
      <text:p text:style-name="P6"/>
      <text:p text:style-name="P6">1) Expliquer <text:span text:style-name="T3">le fonctionnement des mots clés suivants</text:span></text:p>
      <text:p text:style-name="P6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3">&lt;tr&gt; … &lt;/tr&gt;</text:p>
          </table:table-cell>
          <table:table-cell table:style-name="Tableau2.B1" office:value-type="string">
            <text:p text:style-name="P8"/>
          </table:table-cell>
        </table:table-row>
        <table:table-row table:style-name="Tableau2.1">
          <table:table-cell table:style-name="Tableau2.A2" office:value-type="string">
            <text:p text:style-name="P13">&lt;th&gt; … &lt;/th&gt;</text:p>
          </table:table-cell>
          <table:table-cell table:style-name="Tableau2.B2" office:value-type="string">
            <text:p text:style-name="P8"/>
          </table:table-cell>
        </table:table-row>
        <table:table-row table:style-name="Tableau2.1">
          <table:table-cell table:style-name="Tableau2.A2" office:value-type="string">
            <text:p text:style-name="P13">&lt;td&gt; … &lt;/td&gt;</text:p>
          </table:table-cell>
          <table:table-cell table:style-name="Tableau2.B2" office:value-type="string">
            <text:p text:style-name="P8"/>
          </table:table-cell>
        </table:table-row>
      </table:table>
      <text:p text:style-name="P6"/>
      <text:p text:style-name="P10">2) Appliquer une mise en page au balise qui représente une cellule.</text:p>
      <text:p text:style-name="P10"/>
      <text:p text:style-name="P10">3) Faire un damier alterné de cellule. On pourra chercher sur le net.</text:p>
      <text:p text:style-name="P10"/>
      <text:p text:style-name="P12">Partie <text:span text:style-name="T3">C</text:span> : <text:span text:style-name="T3">Planètes telluriques</text:span></text:p>
      <text:p text:style-name="P12"/>
      <text:p text:style-name="P10">1) Créer une page web de planete.html. Penser à changer les en têtes de la page.</text:p>
      <text:p text:style-name="P10"/>
      <text:p text:style-name="P10">2) Dans cette page créer une liste contenant le nom des planètes telluriques.</text:p>
      <text:p text:style-name="P10"/>
      <text:p text:style-name="P10">3) Créer un tableau centré contenant les informations suivantes : la taille, la masse, la distance au soleil, le temps de rotation et le temps de révolution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omic Sans MS" fo:font-weight="bold" officeooo:rsid="000f2454" officeooo:paragraph-rsid="000f2454" style:font-weight-asian="bold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Comic Sans MS" fo:font-size="10pt" fo:font-weight="bold" style:font-size-asian="10pt" style:font-weight-asian="bold" style:font-size-complex="10pt" style:font-weight-complex="bold"/>
    </style:style>
    <style:style style:name="MT1" style:family="text">
      <style:text-properties officeooo:rsid="0043fc4c"/>
    </style:style>
    <style:page-layout style:name="Mpm1">
      <style:page-layout-properties fo:page-width="21.001cm" fo:page-height="29.7cm" style:num-format="1" style:print-orientation="portrait" fo:margin-top="0.499cm" fo:margin-bottom="0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Lycée Voillaume <text:tab/><text:tab/>Année 20<text:span text:style-name="MT1">19</text:span>-20<text:span text:style-name="MT1">20</text:span></text:p>
      </style:header>
      <style:footer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14:47:07.343000000</meta:creation-date>
    <dc:title>Page de cours</dc:title>
    <meta:editing-duration>PT3H50M12S</meta:editing-duration>
    <meta:editing-cycles>48</meta:editing-cycles>
    <meta:generator>LibreOffice/6.2.4.2$Windows_X86_64 LibreOffice_project/2412653d852ce75f65fbfa83fb7e7b669a126d64</meta:generator>
    <dc:date>2019-12-10T13:24:53.440000000</dc:date>
    <meta:document-statistic meta:table-count="1" meta:image-count="0" meta:object-count="0" meta:page-count="1" meta:paragraph-count="20" meta:word-count="205" meta:character-count="1168" meta:non-whitespace-character-count="981"/>
    <meta:template xlink:type="simple" xlink:actuate="onRequest" xlink:title="Page de cours" xlink:href="file:///C:/Users/houot_j.VOILLAUME/AppData/Roaming/LibreOffice/4/user/template/Page%20de%20cours.ott" meta:date="2016-09-08T14:47:06.766000000"/>
  </office:meta>
</office:document-meta>
</file>